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5.418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Bitstream Chart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Bitstream Chart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Bitstream Chart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table table:name="Nivel2" table:style-name="ta1">
        <table:table-column table:style-name="co1" table:default-cell-style-name="Default"/>
        <table:table-column table:style-name="co2" table:default-cell-style-name="ce4"/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Violaciones al derecho a la vid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string">
            <text:p>Violaciones al derecho a la integridad person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string">
            <text:p>Violaciones al derecho a la libertad y seguridad personal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string">
            <text:p>Violaciones al derecho a no ser sometido(a) a esclavitud, servidumbre, trata o tráfic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string">
            <text:p>Violaciones al derecho al debido proces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string">
            <text:p>Violaciones al derecho al acceso a la justici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2" office:value-type="string">
            <text:p>Violaciones a los derechos de las víctimas del delito y de VD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string">
            <text:p>Violaciones al derecho a la seguridad jurídic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string">
            <text:p>Violaciones al derecho a la verda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string">
            <text:p>Violaciones al derecho a la seguridad ciudadana</text:p>
          </table:table-cell>
          <table:table-cell office:value-type="float" office:value="1">
            <text:p>1</text:p>
          </table:table-cell>
          <table:table-cell table:style-name="ce1" office:value-type="string">
            <text:p>Aplica a actos de omisión de la autoridad, que no previene y no proporciona seguridad pública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string">
            <text:p>Violaciones al derecho a la protección frente al abuso de pod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string">
            <text:p>Violaciones al derecho de petició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string">
            <text:p>Violaciones al derecho a la intimida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string">
            <text:p>Violaciones al derecho al respeto a la honra y reputació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style-name="ce1" office:value-type="string">
            <text:p>Violaciones al derecho a la inviolabilidad de domicilio</text:p>
          </table:table-cell>
          <table:table-cell office:value-type="float" office:value="1">
            <text:p>1</text:p>
          </table:table-cell>
          <table:table-cell table:style-name="ce1" office:value-type="string">
            <text:p>Incluye lugar de residencia o asentamiento, puede aplicar a una comunidad , población desplazada, etc. Ej. Incursión arbitraria/injustificada del ejército o policía en una comunidad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string">
            <text:p>Violaciones al derecho a la inviolabilidad de las comunicacion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1" office:value-type="string">
            <text:p>Violaciones al derecho a la libertad de expresión e informació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string">
            <text:p>Violaciones al derecho al acceso a la información pública y a la información person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string">
            <text:p>Violaciones al derecho a la libertad de asociació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string">
            <text:p>Violaciones al derecho a la protección de la famili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string">
            <text:p>Violaciones al derecho a la libertad de conciencia y religió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string">
            <text:p>Violaciones al derecho a la libertad de tránsit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string">
            <text:p>Violaciones al derecho a la nacionalida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ce1" office:value-type="string">
            <text:p>Violaciones al derecho de asil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style-name="ce1" office:value-type="string">
            <text:p>Violaciones al derecho de residenci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1" office:value-type="string">
            <text:p>Violaciones al derecho a salir del paí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style-name="ce1" office:value-type="string">
            <text:p>Discriminació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ce1" office:value-type="string">
            <text:p>Violaciones al derecho a participar en los asuntos público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style-name="ce1" office:value-type="string">
            <text:p>Violaciones al derecho a vota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style-name="ce1" office:value-type="string">
            <text:p>Violaciones al derecho a postularse a cargos electivo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style-name="ce1" office:value-type="string">
            <text:p>Violaciones al derecho a formar partidos político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ce1" office:value-type="string">
            <text:p>Violaciones al derecho a militar en partidos político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style-name="ce1" office:value-type="string">
            <text:p>Violaciones al derecho al acceso a la función públic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ce1" office:value-type="string">
            <text:p>Violaciones al derecho a elecciones libres y democrática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style-name="ce2" office:value-type="string">
            <text:p><text:s/>Violaciones al derecho a la educación <text:s text:c="75"/></text:p>
          </table:table-cell>
          <table:table-cell office:value-type="float" office:value="2">
            <text:p>2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style-name="ce2" office:value-type="string">
            <text:p><text:s/>Violaciones al derecho a la salud <text:s text:c="79"/></text:p>
          </table:table-cell>
          <table:table-cell office:value-type="float" office:value="2">
            <text:p>2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style-name="ce2" office:value-type="string">
            <text:p><text:s/>Violaciones al derecho al trabajo <text:s text:c="79"/></text:p>
          </table:table-cell>
          <table:table-cell office:value-type="float" office:value="2">
            <text:p>2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style-name="ce2" office:value-type="string">
            <text:p><text:s/>Violaciones al derecho a la vivienda adecuada <text:s text:c="67"/></text:p>
          </table:table-cell>
          <table:table-cell office:value-type="float" office:value="2">
            <text:p>2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style-name="ce2" office:value-type="string">
            <text:p><text:s/>Violaciones al derecho a la alimentación adecuada <text:s text:c="63"/></text:p>
          </table:table-cell>
          <table:table-cell office:value-type="float" office:value="2">
            <text:p>2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2" office:value-type="string">
            <text:p><text:s/>Violaciones al derecho al agua <text:s text:c="82"/></text:p>
          </table:table-cell>
          <table:table-cell office:value-type="float" office:value="2">
            <text:p>2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style-name="ce2" office:value-type="string">
            <text:p><text:s/>Violaciones al derecho a un medio ambiente sano <text:s text:c="65"/></text:p>
          </table:table-cell>
          <table:table-cell office:value-type="float" office:value="2">
            <text:p>2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style-name="ce2" office:value-type="string">
            <text:p><text:s/>Violaciones al derecho a las prestaciones de seguridad social <text:s text:c="51"/></text:p>
          </table:table-cell>
          <table:table-cell office:value-type="float" office:value="2">
            <text:p>2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style-name="ce2" office:value-type="string">
            <text:p><text:s/>Violaciones al derecho al acceso a los servicios públicos <text:s text:c="55"/></text:p>
          </table:table-cell>
          <table:table-cell office:value-type="float" office:value="2">
            <text:p>2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style-name="ce2" office:value-type="string">
            <text:p><text:s/>Violaciones al derecho a la cultura <text:s text:c="77"/></text:p>
          </table:table-cell>
          <table:table-cell office:value-type="float" office:value="2">
            <text:p>2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style-name="ce2" office:value-type="string">
            <text:p><text:s/>Violaciones al derecho al acceso a la propiedad pública <text:s text:c="57"/></text:p>
          </table:table-cell>
          <table:table-cell office:value-type="float" office:value="2">
            <text:p>2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style-name="ce2" office:value-type="string">
            <text:p><text:s/>Violaciones al derecho a la propiedad <text:s text:c="75"/></text:p>
          </table:table-cell>
          <table:table-cell office:value-type="float" office:value="2">
            <text:p>2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style-name="ce2" office:value-type="string">
            <text:p><text:s/>Violaciones a los derechos de las mujeres <text:s text:c="71"/></text:p>
          </table:table-cell>
          <table:table-cell office:value-type="float" office:value="3">
            <text:p>3</text:p>
          </table:table-cell>
          <table:table-cell/>
          <table:table-cell office:value-type="string">
            <text:p>&amp;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style-name="ce2" office:value-type="string">
            <text:p><text:s/>Violaciones a los derechos de los y las trabajadore(a)s <text:s text:c="57"/></text:p>
          </table:table-cell>
          <table:table-cell office:value-type="float" office:value="3">
            <text:p>3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style-name="ce2" office:value-type="string">
            <text:p><text:s/>Violaciones a los derechos de las personas privadas de la libertad <text:s text:c="46"/></text:p>
          </table:table-cell>
          <table:table-cell office:value-type="float" office:value="3">
            <text:p>3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style-name="ce2" office:value-type="string">
            <text:p><text:s/>Violaciones a los derechos de las personas sentenciadas <text:s text:c="57"/></text:p>
          </table:table-cell>
          <table:table-cell office:value-type="float" office:value="3">
            <text:p>3</text:p>
          </table:table-cell>
          <table:table-cell/>
          <table:table-cell office:value-type="string">
            <text:p>&amp;</text:p>
          </table:table-cell>
        </table:table-row>
        <table:table-row table:style-name="ro2">
          <table:table-cell office:value-type="float" office:value="51">
            <text:p>51</text:p>
          </table:table-cell>
          <table:table-cell table:style-name="ce2" office:value-type="string">
            <text:p><text:s/>Violaciones a los derechos de las personas lesbianas, gays, bisexuales, transexuales y transgénero (LGBT) <text:s text:c="7"/></text:p>
          </table:table-cell>
          <table:table-cell office:value-type="float" office:value="3">
            <text:p>3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style-name="ce2" office:value-type="string">
            <text:p><text:s/>Violaciones a los derechos de las niñas y los niños <text:s text:c="61"/></text:p>
          </table:table-cell>
          <table:table-cell office:value-type="float" office:value="3">
            <text:p>3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style-name="ce2" office:value-type="string">
            <text:p><text:s/>Violaciones a los derechos de las personas con discapacidad <text:s text:c="53"/></text:p>
          </table:table-cell>
          <table:table-cell office:value-type="float" office:value="3">
            <text:p>3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style-name="ce2" office:value-type="string">
            <text:p><text:s/>Violaciones a los derechos de las personas adultas mayores <text:s text:c="54"/></text:p>
          </table:table-cell>
          <table:table-cell office:value-type="float" office:value="3">
            <text:p>3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style-name="ce2" office:value-type="string">
            <text:p><text:s/>Violaciones a los derechos de las personas desplazadas <text:s text:c="58"/></text:p>
          </table:table-cell>
          <table:table-cell office:value-type="float" office:value="3">
            <text:p>3</text:p>
          </table:table-cell>
          <table:table-cell/>
          <table:table-cell office:value-type="string">
            <text:p>&amp;</text:p>
          </table:table-cell>
        </table:table-row>
        <table:table-row table:style-name="ro2">
          <table:table-cell office:value-type="float" office:value="56">
            <text:p>56</text:p>
          </table:table-cell>
          <table:table-cell table:style-name="ce2" office:value-type="string">
            <text:p><text:s/>Violaciones a los derechos de las y los defensore(a)s <text:s text:c="59"/></text:p>
          </table:table-cell>
          <table:table-cell office:value-type="float" office:value="3">
            <text:p>3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style-name="ce2" office:value-type="string">
            <text:p><text:s/>Violaciones a los derechos de las y los consumidores <text:s text:c="60"/></text:p>
          </table:table-cell>
          <table:table-cell office:value-type="float" office:value="3">
            <text:p>3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style-name="ce2" office:value-type="string">
            <text:p><text:s/>Violaciones al derecho de los pueblos a gozar y disponer plena y libremente de sus riquezas y recursos naturales </text:p>
          </table:table-cell>
          <table:table-cell office:value-type="float" office:value="4">
            <text:p>4</text:p>
          </table:table-cell>
          <table:table-cell table:style-name="ce2" office:value-type="string">
            <text:p><text:s/>Concesión de licencias para la explotación de recursos naturales, limitando su acceso a las poblaciones locales <text:s text:c="62"/></text:p>
          </table:table-cell>
          <table:table-cell office:value-type="string">
            <text:p>&amp;</text:p>
          </table:table-cell>
        </table:table-row>
        <table:table-row table:style-name="ro2">
          <table:table-cell office:value-type="float" office:value="59">
            <text:p>59</text:p>
          </table:table-cell>
          <table:table-cell table:style-name="ce2" office:value-type="string">
            <text:p><text:s/>Violaciones al derecho de los pueblos a la autodeterminación <text:s text:c="52"/></text:p>
          </table:table-cell>
          <table:table-cell office:value-type="float" office:value="4">
            <text:p>4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style-name="ce2" office:value-type="string">
            <text:p><text:s/>Violaciones al derecho de los pueblos a la paz <text:s text:c="66"/></text:p>
          </table:table-cell>
          <table:table-cell office:value-type="float" office:value="4">
            <text:p>4</text:p>
          </table:table-cell>
          <table:table-cell/>
          <table:table-cell office:value-type="string">
            <text:p>&amp;</text:p>
          </table:table-cell>
        </table:table-row>
        <table:table-row table:style-name="ro2">
          <table:table-cell office:value-type="float" office:value="61">
            <text:p>61</text:p>
          </table:table-cell>
          <table:table-cell table:style-name="ce2" office:value-type="string">
            <text:p><text:s/>Violaciones al derecho de los pueblos al desarrollo <text:s text:c="61"/></text:p>
          </table:table-cell>
          <table:table-cell office:value-type="float" office:value="4">
            <text:p>4</text:p>
          </table:table-cell>
          <table:table-cell table:style-name="ce2" office:value-type="string">
            <text:p><text:s/>No adopción de medidas contra la bioprospección hecha sin la participación de las poblaciones locales <text:s text:c="72"/>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style-name="ce2" office:value-type="string">
            <text:p><text:s/>Violaciones al derecho de los pueblos a la resistencia <text:s text:c="58"/></text:p>
          </table:table-cell>
          <table:table-cell office:value-type="float" office:value="4">
            <text:p>4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style-name="ce2" office:value-type="string">
            <text:p><text:s/>Violaciones a los derechos de los pueblos indígenas <text:s text:c="61"/>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number-rows-repeated="41">
          <table:table-cell/>
          <table:table-cell table:style-name="ce1"/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/>
          <table:table-cell table:style-name="ce3"/>
          <table:table-cell table:number-columns-repeated="3"/>
        </table:table-row>
        <table:table-row table:style-name="ro1" table:number-rows-repeated="12">
          <table:table-cell/>
          <table:table-cell table:style-name="ce1"/>
          <table:table-cell table:number-columns-repeated="3"/>
        </table:table-row>
        <table:table-row table:style-name="ro1" table:number-rows-repeated="9">
          <table:table-cell/>
          <table:table-cell table:style-name="ce2"/>
          <table:table-cell table:number-columns-repeated="3"/>
        </table:table-row>
        <table:table-row table:style-name="ro1" table:number-rows-repeated="7">
          <table:table-cell/>
          <table:table-cell table:style-name="ce1"/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 table:number-rows-repeated="4">
          <table:table-cell/>
          <table:table-cell table:style-name="ce1"/>
          <table:table-cell table:number-columns-repeated="3"/>
        </table:table-row>
        <table:table-row table:style-name="ro1" table:number-rows-repeated="3">
          <table:table-cell/>
          <table:table-cell table:style-name="ce2"/>
          <table:table-cell table:number-columns-repeated="3"/>
        </table:table-row>
        <table:table-row table:style-name="ro1" table:number-rows-repeated="16">
          <table:table-cell/>
          <table:table-cell table:style-name="ce1"/>
          <table:table-cell table:number-columns-repeated="3"/>
        </table:table-row>
        <table:table-row table:style-name="ro1" table:number-rows-repeated="1048417">
          <table:table-cell table:number-columns-repeated="5"/>
        </table:table-row>
        <table:table-row table:style-name="ro1">
          <table:table-cell table:number-columns-repeated="5"/>
        </table:table-row>
      </table:table>
      <table:database-ranges>
        <table:database-range table:name="__Anonymous_Sheet_DB__0" table:target-range-address="Nivel2.A1:Nivel2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9">09/09/2012</text:date>, <text:time>01:07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 </meta:initial-creator>
    <meta:creation-date>2012-09-09T01:04:11</meta:creation-date>
    <dc:date>2012-09-09T01:07:26</dc:date>
    <dc:creator>Lau </dc:creator>
    <meta:editing-duration>PT32S</meta:editing-duration>
    <meta:editing-cycles>2</meta:editing-cycles>
    <meta:generator>LibreOffice/3.4$Linux LibreOffice_project/340m1$Build-402</meta:generator>
    <meta:document-statistic meta:table-count="1" meta:cell-count="255" meta:object-count="0"/>
  </office:meta>
</office:document-meta>
</file>